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paragraph-rsid="000be895"/>
    </style:style>
    <style:style style:name="P2" style:family="paragraph" style:parent-style-name="Standard" style:list-style-name="L1">
      <style:text-properties officeooo:paragraph-rsid="000be895"/>
    </style:style>
    <style:style style:name="P3" style:family="paragraph" style:parent-style-name="Standard" style:list-style-name="L2">
      <style:text-properties style:font-name="Ubuntu" officeooo:rsid="000d114c" officeooo:paragraph-rsid="000d114c"/>
    </style:style>
    <style:style style:name="P4" style:family="paragraph" style:parent-style-name="Standard" style:list-style-name="L3">
      <style:text-properties style:font-name="Ubuntu" fo:font-size="16pt" fo:font-weight="normal" officeooo:rsid="000d114c" officeooo:paragraph-rsid="000d114c" style:font-weight-asian="normal" style:font-weight-complex="normal"/>
    </style:style>
    <style:style style:name="P5" style:family="paragraph" style:parent-style-name="Standard" style:list-style-name="L4">
      <style:text-properties style:font-name="Ubuntu" fo:font-size="16pt" fo:font-weight="normal" officeooo:rsid="000d114c" officeooo:paragraph-rsid="000d114c" style:font-weight-asian="normal" style:font-weight-complex="normal"/>
    </style:style>
    <style:style style:name="P6" style:family="paragraph" style:parent-style-name="Standard" style:list-style-name="L5">
      <style:text-properties style:font-name="Ubuntu" fo:font-size="16pt" fo:font-weight="normal" officeooo:rsid="000d114c" officeooo:paragraph-rsid="000d114c" style:font-weight-asian="normal" style:font-weight-complex="normal"/>
    </style:style>
    <style:style style:name="P7" style:family="paragraph" style:parent-style-name="Standard" style:list-style-name="L6">
      <style:text-properties style:font-name="Ubuntu" fo:font-size="16pt" fo:font-weight="normal" officeooo:rsid="000d114c" officeooo:paragraph-rsid="000d114c" style:font-weight-asian="normal" style:font-weight-complex="normal"/>
    </style:style>
    <style:style style:name="P8" style:family="paragraph" style:parent-style-name="Standard" style:list-style-name="L7">
      <style:text-properties style:font-name="Ubuntu" fo:font-size="16pt" fo:font-weight="normal" officeooo:rsid="000d114c" officeooo:paragraph-rsid="000d114c" style:font-weight-asian="normal" style:font-weight-complex="normal"/>
    </style:style>
    <style:style style:name="P9" style:family="paragraph" style:parent-style-name="Standard" style:list-style-name="L8">
      <style:text-properties style:font-name="Ubuntu" fo:font-size="16pt" fo:font-weight="normal" officeooo:rsid="000d114c" officeooo:paragraph-rsid="000d114c" style:font-weight-asian="normal" style:font-weight-complex="normal"/>
    </style:style>
    <style:style style:name="P10" style:family="paragraph" style:parent-style-name="Standard" style:list-style-name="L9">
      <style:text-properties style:font-name="Ubuntu" fo:font-size="16pt" fo:font-weight="normal" officeooo:rsid="000d114c" officeooo:paragraph-rsid="000d114c" style:font-weight-asian="normal" style:font-weight-complex="normal"/>
    </style:style>
    <style:style style:name="P11" style:family="paragraph" style:parent-style-name="Standard" style:list-style-name="L10">
      <style:text-properties style:font-name="Ubuntu" fo:font-size="16pt" fo:font-weight="normal" officeooo:rsid="000d114c" officeooo:paragraph-rsid="000d114c" style:font-weight-asian="normal" style:font-weight-complex="normal"/>
    </style:style>
    <style:style style:name="P12" style:family="paragraph" style:parent-style-name="Standard" style:list-style-name="L11">
      <style:text-properties style:font-name="Ubuntu" fo:font-size="16pt" fo:font-weight="normal" officeooo:rsid="000d114c" officeooo:paragraph-rsid="000d114c" style:font-weight-asian="normal" style:font-weight-complex="normal"/>
    </style:style>
    <style:style style:name="P13" style:family="paragraph" style:parent-style-name="Standard" style:list-style-name="L6">
      <style:text-properties style:font-name="Ubuntu" fo:font-size="16pt" fo:font-weight="normal" officeooo:rsid="000ee5a8" officeooo:paragraph-rsid="000ee5a8" style:font-weight-asian="normal" style:font-weight-complex="normal"/>
    </style:style>
    <style:style style:name="P14" style:family="paragraph" style:parent-style-name="Standard" style:list-style-name="L7">
      <style:text-properties style:font-name="Ubuntu" fo:font-size="16pt" fo:font-weight="normal" officeooo:rsid="000ee5a8" officeooo:paragraph-rsid="000ee5a8" style:font-weight-asian="normal" style:font-weight-complex="normal"/>
    </style:style>
    <style:style style:name="P15" style:family="paragraph" style:parent-style-name="Standard">
      <style:text-properties style:font-name="Ubuntu" fo:font-size="16pt" fo:font-weight="normal" officeooo:rsid="000ee5a8" officeooo:paragraph-rsid="000ee5a8" style:font-weight-asian="normal" style:font-weight-complex="normal"/>
    </style:style>
    <style:style style:name="P16" style:family="paragraph" style:parent-style-name="Standard" style:list-style-name="L11">
      <style:text-properties style:font-name="Ubuntu" fo:font-size="16pt" fo:font-weight="normal" officeooo:rsid="00131eb7" officeooo:paragraph-rsid="00131eb7" style:font-weight-asian="normal" style:font-weight-complex="normal"/>
    </style:style>
    <style:style style:name="P17" style:family="paragraph" style:parent-style-name="Standard" style:list-style-name="L9">
      <style:text-properties style:font-name="Ubuntu" fo:font-size="16pt" fo:font-weight="normal" officeooo:rsid="001513a0" officeooo:paragraph-rsid="001513a0" style:font-weight-asian="normal" style:font-weight-complex="normal"/>
    </style:style>
    <style:style style:name="P18" style:family="paragraph" style:parent-style-name="Standard" style:list-style-name="L2">
      <style:text-properties style:font-name="Ubuntu" fo:font-size="16pt" fo:font-weight="bold" officeooo:rsid="000d114c" officeooo:paragraph-rsid="000d114c" style:font-weight-asian="bold" style:font-weight-complex="bold"/>
    </style:style>
    <style:style style:name="T1" style:family="text">
      <style:text-properties fo:font-size="16pt" fo:font-weight="bold" style:font-weight-asian="bold" style:font-weight-complex="bold"/>
    </style:style>
    <style:style style:name="T2" style:family="text">
      <style:text-properties fo:font-size="16pt" fo:font-weight="bold" officeooo:rsid="000be895" style:font-weight-asian="bold" style:font-weight-complex="bold"/>
    </style:style>
    <style:style style:name="T3" style:family="text">
      <style:text-properties fo:font-size="16pt" fo:font-weight="bold" officeooo:rsid="000ee5a8" style:font-weight-asian="bold" style:font-weight-complex="bold"/>
    </style:style>
    <style:style style:name="T4" style:family="text">
      <style:text-properties fo:font-size="16pt" fo:font-weight="bold" officeooo:rsid="00131eb7" style:font-weight-asian="bold" style:font-weight-complex="bold"/>
    </style:style>
    <style:style style:name="T5" style:family="text">
      <style:text-properties fo:font-size="16pt" fo:font-weight="bold" officeooo:rsid="001513a0" style:font-weight-asian="bold" style:font-weight-complex="bold"/>
    </style:style>
    <style:style style:name="T6" style:family="text">
      <style:text-properties fo:font-size="16pt" fo:font-weight="normal" style:font-weight-asian="normal" style:font-weight-complex="normal"/>
    </style:style>
    <style:style style:name="T7" style:family="text">
      <style:text-properties fo:font-size="16pt" fo:font-weight="normal" officeooo:rsid="000d19f9" style:font-weight-asian="normal" style:font-weight-complex="normal"/>
    </style:style>
    <style:style style:name="T8" style:family="text">
      <style:text-properties fo:font-size="16pt" fo:font-weight="normal" officeooo:rsid="000ee5a8" style:font-weight-asian="normal" style:font-weight-complex="normal"/>
    </style:style>
    <style:style style:name="T9" style:family="text">
      <style:text-properties fo:font-size="16pt" fo:font-weight="normal" officeooo:rsid="00131eb7" style:font-weight-asian="normal" style:font-weight-complex="normal"/>
    </style:style>
    <style:style style:name="T10" style:family="text">
      <style:text-properties fo:font-size="16pt" fo:font-weight="normal" officeooo:rsid="001513a0" style:font-weight-asian="normal" style:font-weight-complex="normal"/>
    </style:style>
    <style:style style:name="T11" style:family="text">
      <style:text-properties officeooo:rsid="000d19f9"/>
    </style:style>
    <style:style style:name="T12" style:family="text">
      <style:text-properties officeooo:rsid="0015fc59"/>
    </style:style>
    <style:style style:name="T13" style:family="text">
      <style:text-properties officeooo:rsid="0016ea99"/>
    </style:style>
    <style:style style:name="T14" style:family="text">
      <style:text-properties officeooo:rsid="0017bfe2"/>
    </style:style>
    <style:style style:name="T15" style:family="text">
      <style:text-properties officeooo:rsid="001881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3974857436791602" text:style-name="L1">
        <text:list-item>
          <text:p text:style-name="P2"><text:span text:style-name="T2">Data Dictionary For Plugin - </text:span><text:a xlink:type="simple" xlink:href="http://sealing.datwyler.com/global-collaboration.html"><text:span text:style-name="T2">http://sealing.datwyler.com/global-collaboration.html</text:span></text:a></text:p>
        </text:list-item>
      </text:list>
      <text:p text:style-name="P1"/>
      <text:list xml:id="list6564833894901234215" text:style-name="L2">
        <text:list-item>
          <text:p text:style-name="P3"><text:span text:style-name="T2">T</text:span><text:span text:style-name="T1">able Name – </text:span><text:span text:style-name="T6">continent</text:span></text:p>
          <text:p text:style-name="P3"><text:span text:style-name="T1">Fields</text:span><text:span text:style-name="T6"> - </text:span></text:p>
        </text:list-item>
      </text:list>
      <text:list xml:id="list6721329019511876972" text:style-name="L3">
        <text:list-item>
          <text:p text:style-name="P4">name</text:p>
          <text:p text:style-name="P4"/>
        </text:list-item>
      </text:list>
      <text:list xml:id="list171340194562236" text:continue-list="list6564833894901234215" text:style-name="L2">
        <text:list-item>
          <text:p text:style-name="P3"><text:span text:style-name="T2">T</text:span><text:span text:style-name="T1">able Name – </text:span><text:span text:style-name="T6">country </text:span></text:p>
          <text:p text:style-name="P18">Fields -</text:p>
        </text:list-item>
      </text:list>
      <text:list xml:id="list2337404894292304605" text:style-name="L4">
        <text:list-item>
          <text:p text:style-name="P5">name</text:p>
        </text:list-item>
        <text:list-item>
          <text:p text:style-name="P5">continent_id - <text:span text:style-name="T11">Reference</text:span></text:p>
          <text:p text:style-name="P5"/>
        </text:list-item>
      </text:list>
      <text:list xml:id="list171338610512714" text:continue-list="list171340194562236" text:style-name="L2">
        <text:list-item>
          <text:p text:style-name="P3"><text:span text:style-name="T2">T</text:span><text:span text:style-name="T1">able Name – </text:span><text:span text:style-name="T6">industry</text:span></text:p>
          <text:p text:style-name="P18">Fields -</text:p>
        </text:list-item>
      </text:list>
      <text:list xml:id="list5788167484057265424" text:style-name="L5">
        <text:list-item>
          <text:p text:style-name="P6">typeName</text:p>
          <text:p text:style-name="P6"/>
        </text:list-item>
      </text:list>
      <text:list xml:id="list171339627056323" text:continue-list="list171338610512714" text:style-name="L2">
        <text:list-item>
          <text:p text:style-name="P3"><text:span text:style-name="T2">T</text:span><text:span text:style-name="T1">able Name – </text:span><text:span text:style-name="T7">BranchOffice</text:span></text:p>
          <text:p text:style-name="P18">Fields -</text:p>
        </text:list-item>
      </text:list>
      <text:list xml:id="list3595294027275179994" text:style-name="L6">
        <text:list-item>
          <text:p text:style-name="P7">name</text:p>
        </text:list-item>
        <text:list-item>
          <text:p text:style-name="P7">address</text:p>
        </text:list-item>
        <text:list-item>
          <text:p text:style-name="P13">city</text:p>
        </text:list-item>
        <text:list-item>
          <text:p text:style-name="P13">zip</text:p>
        </text:list-item>
        <text:list-item>
          <text:p text:style-name="P13">country - reference</text:p>
        </text:list-item>
        <text:list-item>
          <text:p text:style-name="P7">siteUrl</text:p>
        </text:list-item>
        <text:list-item>
          <text:p text:style-name="P7">image</text:p>
        </text:list-item>
        <text:list-item>
          <text:p text:style-name="P13">latitude</text:p>
        </text:list-item>
        <text:list-item>
          <text:p text:style-name="P13">longitude</text:p>
        </text:list-item>
        <text:list-item>
          <text:p text:style-name="P13">industry<text:span text:style-name="T13">Id</text:span> - reference</text:p>
          <text:p text:style-name="P7"/>
        </text:list-item>
      </text:list>
      <text:list xml:id="list171338861763317" text:continue-list="list171339627056323" text:style-name="L2">
        <text:list-item>
          <text:p text:style-name="P3"><text:span text:style-name="T2">T</text:span><text:span text:style-name="T1">able Name – </text:span><text:span text:style-name="T6">contactPerson</text:span></text:p>
          <text:p text:style-name="P18">Fields - </text:p>
        </text:list-item>
      </text:list>
      <text:list xml:id="list2321787675498748151" text:style-name="L7">
        <text:list-item>
          <text:p text:style-name="P8">name</text:p>
        </text:list-item>
        <text:list-item>
          <text:p text:style-name="P8">email</text:p>
        </text:list-item>
        <text:list-item>
          <text:p text:style-name="P8">contact</text:p>
        </text:list-item>
        <text:list-item>
          <text:p text:style-name="P14">office<text:span text:style-name="T14">I</text:span>d – reference</text:p>
        </text:list-item>
        <text:list-item>
          <text:p text:style-name="P14">country<text:span text:style-name="T14">I</text:span>d – reference</text:p>
        </text:list-item>
      </text:list>
      <text:p text:style-name="P15"/>
      <text:p text:style-name="P15"/>
      <text:list xml:id="list171340025907685" text:continue-numbering="true" text:style-name="L7">
        <text:list-header>
          <text:p text:style-name="P8"/>
        </text:list-header>
      </text:list>
      <text:list xml:id="list171339049888704" text:continue-list="list171338861763317" text:style-name="L2">
        <text:list-item>
          <text:p text:style-name="P3"><text:span text:style-name="T2">T</text:span><text:span text:style-name="T1">able Name – </text:span><text:span text:style-name="T6">userQuery</text:span></text:p>
          <text:p text:style-name="P18"><text:soft-page-break/>Fields - </text:p>
        </text:list-item>
      </text:list>
      <text:list xml:id="list6828141600483582591" text:style-name="L8">
        <text:list-item>
          <text:p text:style-name="P9">fullName</text:p>
        </text:list-item>
        <text:list-item>
          <text:p text:style-name="P9">email </text:p>
        </text:list-item>
        <text:list-item>
          <text:p text:style-name="P9">country</text:p>
        </text:list-item>
        <text:list-item>
          <text:p text:style-name="P9">company</text:p>
        </text:list-item>
        <text:list-item>
          <text:p text:style-name="P9">message</text:p>
          <text:p text:style-name="P9"/>
        </text:list-item>
      </text:list>
      <text:list xml:id="list171339414938755" text:continue-list="list171339049888704" text:style-name="L2">
        <text:list-item>
          <text:p text:style-name="P3"><text:span text:style-name="T2">T</text:span><text:span text:style-name="T1">able Name – </text:span><text:span text:style-name="T6">Awards</text:span></text:p>
          <text:p text:style-name="P18">Fields -</text:p>
        </text:list-item>
      </text:list>
      <text:list xml:id="list3763059573214623933" text:style-name="L9">
        <text:list-item>
          <text:p text:style-name="P10">awardName</text:p>
        </text:list-item>
        <text:list-item>
          <text:p text:style-name="P10">description</text:p>
        </text:list-item>
        <text:list-item>
          <text:p text:style-name="P10">image</text:p>
        </text:list-item>
        <text:list-item>
          <text:p text:style-name="P17">office<text:span text:style-name="T15">I</text:span>d - reference</text:p>
          <text:p text:style-name="P10"/>
        </text:list-item>
      </text:list>
      <text:list xml:id="list171338782353768" text:continue-list="list171339414938755" text:style-name="L2">
        <text:list-item>
          <text:p text:style-name="P3"><text:span text:style-name="T2">T</text:span><text:span text:style-name="T1">able Name – </text:span><text:span text:style-name="T9">Office</text:span><text:span text:style-name="T6">DocsType</text:span></text:p>
          <text:p text:style-name="P18">Fields -</text:p>
        </text:list-item>
      </text:list>
      <text:list xml:id="list7110016958806879062" text:style-name="L10">
        <text:list-item>
          <text:p text:style-name="P11">typeName</text:p>
          <text:p text:style-name="P11"/>
        </text:list-item>
      </text:list>
      <text:list xml:id="list171338490470493" text:continue-list="list171338782353768" text:style-name="L2">
        <text:list-item>
          <text:p text:style-name="P3"><text:span text:style-name="T2">T</text:span><text:span text:style-name="T1">able Name – </text:span><text:span text:style-name="T10">Office</text:span><text:span text:style-name="T6">Docs</text:span></text:p>
          <text:p text:style-name="P18">Fields - </text:p>
        </text:list-item>
      </text:list>
      <text:list xml:id="list2260811773721455069" text:style-name="L11">
        <text:list-header>
          <text:p text:style-name="P12"/>
        </text:list-header>
        <text:list-item>
          <text:p text:style-name="P12">name</text:p>
        </text:list-item>
        <text:list-item>
          <text:p text:style-name="P12">file</text:p>
        </text:list-item>
        <text:list-item>
          <text:p text:style-name="P12"><text:span text:style-name="T12">documentT</text:span>ype</text:p>
        </text:list-item>
        <text:list-item>
          <text:p text:style-name="P16">office_id - reference</text:p>
        </text:list-item>
        <text:list-item>
          <text:p text:style-name="P16">doctype_id - refere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0:29:59.622261393</meta:creation-date>
    <dc:date>2016-04-06T17:13:38.037396867</dc:date>
    <meta:editing-duration>PT25M52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2" meta:paragraph-count="62" meta:word-count="152" meta:character-count="762" meta:non-whitespace-character-count="699"/>
  </office:meta>
</office:document-meta>
</file>